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left="0in" fo:margin-right="0in" fo:text-indent="0in" style:auto-text-indent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1c4ca8"/>
    </style:style>
    <style:style style:name="T2" style:family="text">
      <style:text-properties officeooo:rsid="000feb1d"/>
    </style:style>
    <style:style style:name="T3" style:family="text">
      <style:text-properties officeooo:rsid="0012b199"/>
    </style:style>
    <style:style style:name="T4" style:family="text">
      <style:text-properties officeooo:rsid="00159e1a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AND and OR operators satisfy closure, associative, commutative and distributive properties? Give examples </text:p>
      <text:section text:style-name="Sect1" text:name="model-response-message-contentr_b8bcd50f5832824c">
        <text:p text:style-name="P2">Yes, the AND and OR operators in Boolean logic satisfy closure, associativity, commutativity, and distributivity. Let's break down each property with examples:</text:p>
        <text:p text:style-name="Text_20_body"><text:span text:style-name="Strong_20_Emphasis">1. Closure:</text:span></text:p>
        <text:list text:style-name="L1">
          <text:list-item>
            <text:p text:style-name="P3"><text:span text:style-name="Strong_20_Emphasis">Definition:</text:span> The result of an operation on elements within a set is also an element of that set. In Boolean logic, the set is {True, False}.</text:p>
          </text:list-item>
          <text:list-item>
            <text:p text:style-name="P3"><text:span text:style-name="Strong_20_Emphasis">AND:</text:span> <text:span text:style-name="Source_20_Text">True AND True = True</text:span>, <text:span text:style-name="Source_20_Text">True AND False = False</text:span>, <text:span text:style-name="Source_20_Text">False AND True = False</text:span>, <text:span text:style-name="Source_20_Text">False AND False = False</text:span>. All results are either True or False.</text:p>
          </text:list-item>
          <text:list-item>
            <text:p text:style-name="P3"><text:span text:style-name="Strong_20_Emphasis">OR:</text:span> <text:span text:style-name="Source_20_Text">True OR True = True</text:span>, <text:span text:style-name="Source_20_Text">True OR False = True</text:span>, <text:span text:style-name="Source_20_Text">False OR True = True</text:span>, <text:span text:style-name="Source_20_Text">False OR False = False</text:span>. All results are either True or False.</text:p>
          </text:list-item>
          <text:list-item>
            <text:p text:style-name="P3"><text:span text:style-name="Strong_20_Emphasis">Example:</text:span> <text:span text:style-name="Source_20_Text">True AND False</text:span> results in <text:span text:style-name="Source_20_Text">False</text:span>, which is still a Boolean value.</text:p>
          </text:list-item>
        </text:list>
        <text:p text:style-name="Text_20_body"><text:span text:style-name="Strong_20_Emphasis">2. Associativity:</text:span></text:p>
        <text:list text:style-name="L2">
          <text:list-item>
            <text:p text:style-name="P4"><text:span text:style-name="Strong_20_Emphasis">Definition:</text:span> The grouping of operands doesn't change the result.</text:p>
          </text:list-item>
          <text:list-item>
            <text:p text:style-name="P4"><text:span text:style-name="Strong_20_Emphasis">AND:</text:span> <text:span text:style-name="Source_20_Text">(A AND B) AND C = A AND (B AND C)</text:span></text:p>
            <text:list>
              <text:list-item>
                <text:p text:style-name="P5"><text:span text:style-name="Source_20_Text">(True AND False) AND True = True AND (False AND True)</text:span> </text:p>
              </text:list-item>
              <text:list-item>
                <text:p text:style-name="P5"><text:span text:style-name="Source_20_Text">False AND True = True AND False</text:span> </text:p>
              </text:list-item>
              <text:list-item>
                <text:p text:style-name="P5"><text:span text:style-name="Source_20_Text">False = False</text:span> </text:p>
              </text:list-item>
            </text:list>
          </text:list-item>
          <text:list-item>
            <text:p text:style-name="P4"><text:span text:style-name="Strong_20_Emphasis">OR:</text:span> <text:span text:style-name="Source_20_Text">(A OR B) OR C = A OR (B OR C)</text:span></text:p>
            <text:list>
              <text:list-item>
                <text:p text:style-name="P5"><text:span text:style-name="Source_20_Text">(True OR False) OR True = True OR (False OR True)</text:span> </text:p>
              </text:list-item>
              <text:list-item>
                <text:p text:style-name="P5"><text:span text:style-name="Source_20_Text">True OR True = True OR True</text:span> </text:p>
              </text:list-item>
              <text:list-item>
                <text:p text:style-name="P5"><text:span text:style-name="Source_20_Text">True = True</text:span> </text:p>
              </text:list-item>
            </text:list>
          </text:list-item>
          <text:list-item>
            <text:p text:style-name="P4"><text:span text:style-name="Strong_20_Emphasis">Example (AND):</text:span> <text:span text:style-name="Source_20_Text">(True AND False) AND True</text:span> is the same as <text:span text:style-name="Source_20_Text">True AND (False AND True)</text:span>. Both evaluate to <text:span text:style-name="Source_20_Text">False</text:span>.</text:p>
          </text:list-item>
        </text:list>
        <text:p text:style-name="Text_20_body"><text:span text:style-name="Strong_20_Emphasis">3. Commutativity:</text:span></text:p>
        <text:list text:style-name="L3">
          <text:list-item>
            <text:p text:style-name="P6"><text:span text:style-name="Strong_20_Emphasis">Definition:</text:span> The order of operands doesn't change the result.</text:p>
          </text:list-item>
          <text:list-item>
            <text:p text:style-name="P6"><text:span text:style-name="Strong_20_Emphasis">AND:</text:span> <text:span text:style-name="Source_20_Text">A AND B = B AND A</text:span></text:p>
            <text:list>
              <text:list-item>
                <text:p text:style-name="P7"><text:span text:style-name="Source_20_Text">True AND False = False AND True</text:span> </text:p>
              </text:list-item>
              <text:list-item>
                <text:p text:style-name="P7"><text:span text:style-name="Source_20_Text">False = False</text:span> </text:p>
              </text:list-item>
            </text:list>
          </text:list-item>
          <text:list-item>
            <text:p text:style-name="P6"><text:span text:style-name="Strong_20_Emphasis">OR:</text:span> <text:span text:style-name="Source_20_Text">A OR B = B OR A</text:span></text:p>
            <text:list>
              <text:list-item>
                <text:p text:style-name="P7"><text:span text:style-name="Source_20_Text">True OR False = False OR True</text:span> </text:p>
              </text:list-item>
              <text:list-item>
                <text:p text:style-name="P7"><text:span text:style-name="Source_20_Text">True = True</text:span> </text:p>
              </text:list-item>
            </text:list>
          </text:list-item>
          <text:list-item>
            <text:p text:style-name="P6"><text:span text:style-name="Strong_20_Emphasis">Example (OR):</text:span> <text:span text:style-name="Source_20_Text">True OR False</text:span> is the same as <text:span text:style-name="Source_20_Text">False OR True</text:span>. Both evaluate to <text:span text:style-name="Source_20_Text">True</text:span>.</text:p>
          </text:list-item>
        </text:list>
        <text:p text:style-name="Text_20_body"><text:soft-page-break/><text:span text:style-name="Strong_20_Emphasis">4. Distributivity:</text:span></text:p>
        <text:list text:style-name="L4">
          <text:list-item>
            <text:p text:style-name="P8"><text:span text:style-name="Strong_20_Emphasis">Definition:</text:span> A binary operation distributes over another if it works like multiplication over addition.   </text:p>
          </text:list-item>
          <text:list-item>
            <text:p text:style-name="P9"><text:span text:style-name="Strong_20_Emphasis">AND over OR:</text:span> <text:span text:style-name="Source_20_Text">A AND (B OR C) = (A AND B) OR (A AND C)</text:span></text:p>
            <text:list>
              <text:list-item>
                <text:p text:style-name="P10"><text:span text:style-name="Source_20_Text">True AND (False OR True) = (True AND False) OR (True AND True)</text:span> </text:p>
              </text:list-item>
              <text:list-item>
                <text:p text:style-name="P10"><text:span text:style-name="Source_20_Text">True AND True = False OR True</text:span> </text:p>
              </text:list-item>
              <text:list-item>
                <text:p text:style-name="P10"><text:span text:style-name="Source_20_Text">True = True</text:span> </text:p>
              </text:list-item>
            </text:list>
          </text:list-item>
          <text:list-item>
            <text:p text:style-name="P9"><text:span text:style-name="Strong_20_Emphasis">OR over AND:</text:span> <text:span text:style-name="Source_20_Text">A OR (B AND C) = (A OR B) AND (A OR C)</text:span></text:p>
            <text:list>
              <text:list-item>
                <text:p text:style-name="P10"><text:span text:style-name="Source_20_Text">True OR (False AND True) = (True OR False) AND (True OR True)</text:span> </text:p>
              </text:list-item>
              <text:list-item>
                <text:p text:style-name="P10"><text:span text:style-name="Source_20_Text">True OR False = True AND True</text:span> </text:p>
              </text:list-item>
              <text:list-item>
                <text:p text:style-name="P10"><text:span text:style-name="Source_20_Text">True = True</text:span> </text:p>
              </text:list-item>
            </text:list>
          </text:list-item>
          <text:list-item>
            <text:p text:style-name="P9"><text:span text:style-name="Strong_20_Emphasis">Example (AND over OR):</text:span> <text:span text:style-name="Source_20_Text">True AND (False OR True)</text:span> is the same as <text:span text:style-name="Source_20_Text">(True AND False) OR (True AND True)</text:span>. Both evaluate to <text:span text:style-name="Source_20_Text">True</text:span>.</text:p>
          </text:list-item>
        </text:list>
        <text:p text:style-name="P11">These properties are fundamental to Boolean algebra and are crucial in the design and analysis of digital circuits and computer logic.</text:p>
        <text:p text:style-name="P2">  </text:p>
      </text:section>
      <text:p text:style-name="Standard"/>
      <text:p text:style-name="P1">Explain absorption property and any other properties we missed </text:p>
      <text:section text:style-name="Sect1" text:name="model-response-message-contentr_01400e219085e28e">
        <text:p text:style-name="P2">You're right to ask for a deeper dive into the absorption property and other important Boolean algebra properties! Let's cover them in detail.</text:p>
        <text:p text:style-name="Text_20_body"><text:span text:style-name="Strong_20_Emphasis">1. Absorption Property:</text:span></text:p>
        <text:p text:style-name="Text_20_body">The absorption property describes how certain combinations of AND and OR operations "absorb" redundant terms. There are two forms:</text:p>
        <text:list text:style-name="L5">
          <text:list-item>
            <text:p text:style-name="P12"><text:span text:style-name="Strong_20_Emphasis">Form 1:</text:span> <text:span text:style-name="Source_20_Text">A OR (A AND B) = A</text:span></text:p>
            <text:list>
              <text:list-item>
                <text:p text:style-name="P13"><text:span text:style-name="Strong_20_Emphasis">Explanation:</text:span> If <text:span text:style-name="Source_20_Text">A</text:span> is true, then the entire expression is true, regardless of the value of <text:span text:style-name="Source_20_Text">B</text:span>. If <text:span text:style-name="Source_20_Text">A</text:span> is false, then <text:span text:style-name="Source_20_Text">(A AND B)</text:span> is also false, so <text:span text:style-name="Source_20_Text">A OR (A AND B)</text:span> is false. Therefore, the expression's value is always the same as <text:span text:style-name="Source_20_Text">A</text:span>. </text:p>
              </text:list-item>
              <text:list-item>
                <text:p text:style-name="P13"><text:span text:style-name="Strong_20_Emphasis">Example:</text:span> Let <text:span text:style-name="Source_20_Text">A</text:span> be "It is raining" and <text:span text:style-name="Source_20_Text">B</text:span> be "I have an umbrella." "It is raining OR (It is raining AND I have an umbrella)" is logically equivalent to just "It is raining." </text:p>
              </text:list-item>
            </text:list>
          </text:list-item>
          <text:list-item>
            <text:p text:style-name="P12"><text:span text:style-name="Strong_20_Emphasis">Form 2:</text:span> <text:span text:style-name="Source_20_Text">A AND (A OR B) = A</text:span></text:p>
            <text:list>
              <text:list-item>
                <text:p text:style-name="P13"><text:span text:style-name="Strong_20_Emphasis">Explanation:</text:span> If <text:span text:style-name="Source_20_Text">A</text:span> is true, then <text:span text:style-name="Source_20_Text">(A OR B)</text:span> is also true, so <text:span text:style-name="Source_20_Text">A AND (A OR B)</text:span> is true. If <text:span text:style-name="Source_20_Text">A</text:span> is false, then the entire expression is false. Again, the expression's value is always the same as <text:span text:style-name="Source_20_Text">A</text:span>. </text:p>
              </text:list-item>
              <text:list-item>
                <text:p text:style-name="P12"><text:span text:style-name="Strong_20_Emphasis">Example:</text:span> "It is raining AND (It is raining OR I have an umbrella)" is logically <text:soft-page-break/>equivalent to just "It is raining." </text:p>
              </text:list-item>
            </text:list>
          </text:list-item>
        </text:list>
        <text:p text:style-name="Text_20_body"><text:span text:style-name="Strong_20_Emphasis">2. Other Important Properties (Beyond the Basic Four):</text:span></text:p>
        <text:list text:style-name="L6">
          <text:list-item>
            <text:p text:style-name="P14"><text:span text:style-name="Strong_20_Emphasis">Identity:</text:span></text:p>
            <text:list>
              <text:list-item>
                <text:p text:style-name="P15"><text:span text:style-name="Strong_20_Emphasis">AND:</text:span> <text:span text:style-name="Source_20_Text">A AND True = A</text:span> (True is the identity element for AND) </text:p>
              </text:list-item>
              <text:list-item>
                <text:p text:style-name="P15"><text:span text:style-name="Strong_20_Emphasis">OR:</text:span> <text:span text:style-name="Source_20_Text">A OR False = A</text:span> (False is the identity element for OR) </text:p>
              </text:list-item>
            </text:list>
          </text:list-item>
          <text:list-item>
            <text:p text:style-name="P14"><text:span text:style-name="Strong_20_Emphasis">Complement (or Negation):</text:span></text:p>
            <text:list>
              <text:list-item>
                <text:p text:style-name="P15"><text:span text:style-name="Source_20_Text">A AND (NOT A) = False</text:span> </text:p>
              </text:list-item>
              <text:list-item>
                <text:p text:style-name="P15"><text:span text:style-name="Source_20_Text">A OR (NOT A) = True</text:span> </text:p>
              </text:list-item>
            </text:list>
          </text:list-item>
          <text:list-item>
            <text:p text:style-name="P14"><text:span text:style-name="Strong_20_Emphasis">Idempotent </text:span><text:span text:style-name="Strong_20_Emphasis"><text:span text:style-name="T1">(staying the same)</text:span></text:span><text:span text:style-name="Strong_20_Emphasis">:</text:span></text:p>
            <text:list>
              <text:list-item>
                <text:p text:style-name="P15"><text:span text:style-name="Source_20_Text">A AND A = A</text:span> </text:p>
              </text:list-item>
              <text:list-item>
                <text:p text:style-name="P15"><text:span text:style-name="Source_20_Text">A OR A = A</text:span> </text:p>
              </text:list-item>
            </text:list>
          </text:list-item>
          <text:list-item>
            <text:p text:style-name="P14"><text:span text:style-name="Strong_20_Emphasis">Null (or Domination):</text:span></text:p>
            <text:list>
              <text:list-item>
                <text:p text:style-name="P15"><text:span text:style-name="Source_20_Text">A AND False = False</text:span> </text:p>
              </text:list-item>
              <text:list-item>
                <text:p text:style-name="P15"><text:span text:style-name="Source_20_Text">A OR True = True</text:span> </text:p>
              </text:list-item>
            </text:list>
          </text:list-item>
          <text:list-item>
            <text:p text:style-name="P14"><text:span text:style-name="Strong_20_Emphasis">Double Negation:</text:span></text:p>
            <text:list>
              <text:list-item>
                <text:p text:style-name="P15"><text:span text:style-name="Source_20_Text">NOT (NOT A) = A</text:span> </text:p>
              </text:list-item>
            </text:list>
          </text:list-item>
          <text:list-item>
            <text:p text:style-name="P14"><text:span text:style-name="Strong_20_Emphasis">De Morgan's Laws:</text:span> These are crucial for manipulating logical expressions:</text:p>
            <text:list>
              <text:list-item>
                <text:p text:style-name="P15"><text:span text:style-name="Source_20_Text">NOT (A AND B) = (NOT A) OR (NOT B)</text:span> </text:p>
              </text:list-item>
              <text:list-item>
                <text:p text:style-name="P14"><text:span text:style-name="Source_20_Text">NOT (A OR B) = (NOT A) AND (NOT B)</text:span> </text:p>
              </text:list-item>
            </text:list>
          </text:list-item>
        </text:list>
        <text:p text:style-name="Text_20_body"><text:span text:style-name="Strong_20_Emphasis">Why are these properties important?</text:span></text:p>
        <text:p text:style-name="Text_20_body">These properties are essential tools for:</text:p>
        <text:list text:style-name="L7">
          <text:list-item>
            <text:p text:style-name="P16"><text:span text:style-name="Strong_20_Emphasis">Simplifying Boolean expressions:</text:span> Making expressions easier to understand and evaluate. </text:p>
          </text:list-item>
          <text:list-item>
            <text:p text:style-name="P16"><text:span text:style-name="Strong_20_Emphasis">Proving logical equivalences:</text:span> Showing that two different expressions have the same truth value for all possible inputs <text:span text:style-name="T2">in the truth tables. </text:span></text:p>
          </text:list-item>
          <text:list-item>
            <text:p text:style-name="P16"><text:span text:style-name="Strong_20_Emphasis">Designing digital circuits:</text:span> Optimizing circuit <text:span text:style-name="T3">(many small switches inside the computer that are connected together)</text:span> design by reducing the number of logic gates needed. </text:p>
          </text:list-item>
          <text:list-item>
            <text:p text:style-name="P17"><text:span text:style-name="Strong_20_Emphasis">Reasoning about logical statements:</text:span> Analyzing and manipulating logical statements in various fields like mathematics, computer science, and philosophy. <text:span text:style-name="T4">(like the rain and umbrella example above) </text:span></text:p>
          </text:list-item>
        </text:list>
        <text:p text:style-name="Text_20_body">Understanding and being able to apply these properties is fundamental to working with Boolean algebra and its applications. Practice is the key to mastering them!</text:p>
      </text:section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4T13:26:41.135000000</dc:date>
    <meta:editing-duration>PT38M41S</meta:editing-duration>
    <meta:editing-cycles>9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5" meta:word-count="934" meta:character-count="4718" meta:non-whitespace-character-count="3875"/>
  </office:meta>
</office:document-meta>
</file>